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5362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7717in"/>
    </style:style>
    <style:style style:name="co7" style:family="table-column">
      <style:table-column-properties fo:break-before="auto" style:column-width="2.0583in"/>
    </style:style>
    <style:style style:name="co8" style:family="table-column">
      <style:table-column-properties fo:break-before="auto" style:column-width="1.3835in"/>
    </style:style>
    <style:style style:name="co9" style:family="table-column">
      <style:table-column-properties fo:break-before="auto" style:column-width="9.3189in"/>
    </style:style>
    <style:style style:name="co10" style:family="table-column">
      <style:table-column-properties fo:break-before="auto" style:column-width="5.125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Noto Mono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Noto Mono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Mono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6"/>
        <table:table-column table:style-name="co10" table:default-cell-style-name="ce4"/>
        <table:table-column table:style-name="co11" table:number-columns-repeated="16373" table:default-cell-style-name="ce4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RW/RO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ght to modify</text:p>
          </table:table-cell>
          <table:table-cell office:value-type="string" calcext:value-type="string">
            <text:p>Description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1Control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Control of Faraday Cup 1 using a pneumatic actuator; true = insert cup; false = withdraw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office:value-type="string" calcext:value-type="string">
            <text:p>Reserv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Switch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000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office:value-type="string" calcext:value-type="string">
            <text:p>Reserved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6378"/>
        </table:table-row>
        <table:table-row table:style-name="ro1">
          <table:table-cell office:value-type="string" calcext:value-type="string">
            <text:p>001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2Control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Control of Faraday Cup 2 using a pneumatic actuator; true = insert cup; false = withdraw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ternalInhibition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Measurement of the external inhibit logic signal; true = inhibition enabled; false = inhibition 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Switch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001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4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office:value-type="string" calcext:value-type="string">
            <text:p>Reserved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6378"/>
        </table:table-row>
        <table:table-row table:style-name="ro1">
          <table:table-cell office:value-type="string" calcext:value-type="string">
            <text:p>002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3Control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Control of Faraday Cup 3 using a motor actuator; true = insert cup; false = withdraw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2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office:value-type="string" calcext:value-type="string">
            <text:p>Reserv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2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witch1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Measurement of limit switch status; true = switch pressed; false = switch released; in steady state, this status should be equal to the negation of register 002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24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witch2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0021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0100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Command for the AuxiliaryFSM; true = insert the cup; false = withdraw the cup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0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Check whether the mechanism of the cup is in a transient state; true = steady state; false = transient stat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1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1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Inserted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Status of the cup; true = inserted; false = withdraw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14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Inserted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15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Inserted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Cod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Error code for the entire device (bitmap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tError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Code of the last erro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Storage</text:p>
          </table:table-cell>
          <table:table-cell office:value-type="string" calcext:value-type="string">
            <text:p>MainFSM, Modb...</text:p>
          </table:table-cell>
          <table:table-cell office:value-type="string" calcext:value-type="string">
            <text:p>A bitwise OR of all errors; can be reset via Modbus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nsitionTimeLimit1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ime limit for the transition state for the cup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1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nsitionTimeLimit2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1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nsitionTimeLimit3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2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Cup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The first inserted Faraday cup as seen from the ion source side; if none is inserted, the previous value should be retained; 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3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Error code for the cup mechanism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Code of the last error for the cup mechanism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ErrorStorage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A bitwise OR of all errors for the cup mechanism; can be reset via Modbu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ErrorStorage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ErrorStorage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talledCups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he number of Faraday cups to be us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1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he number of electrodes installed in the Faraday cup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2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3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Type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ype of the Faraday cup; 0 = pneumatic mechanism with 1 limit switch; 1 = motor mechnism with 2 limit switche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Type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p3Type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2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he offset value for the cup 1..3, channel 1..4, gain1..2; int16 typ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0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0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0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0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0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0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0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1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1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1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1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1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1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1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1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1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1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2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2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2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2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3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he ratio for the cup 1..3, channel 1..4, gain1..2; uint16 typ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0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0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0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0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0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0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0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1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1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1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1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1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1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1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1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1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1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2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2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2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2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33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angeChangeThreshold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his is the ADC1 value (for higher gain); above this value, the ADC0 value (for lower gain) should be used in calculations.</text:p>
          </table:table-cell>
          <table:table-cell table:number-columns-repeated="16374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300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1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2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3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4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Error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Bit field; bit mask 0x0001 = invalid measurement for channel 1; mask 0x0002 = similarly for channel 2; mask 0x0004 = similarly for channel 3; mask 0x0008 = similarly for channel 4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301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1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2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3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4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Error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Bit field; bit mask 0x0001 = invalid measurement for channel 1; mask 0x0002 = similarly for channel 2; mask 0x0004 = similarly for channel 3; mask 0x0008 = similarly for channel 4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302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1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2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2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2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3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2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4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2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Error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Bit field; bit mask 0x0001 = invalid measurement for channel 1; mask 0x0002 = similarly for channel 2; mask 0x0004 = similarly for channel 3; mask 0x0008 = similarly for channel 4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3" office:value-type="string" calcext:value-type="string">
            <text:p>? = to be completed at a later date</text:p>
          </table:table-cell>
          <table:table-cell table:number-columns-repeated="16383"/>
        </table:table-row>
        <table:table-row table:style-name="ro1" table:number-rows-repeated="10484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/00/0000</text:date>, <text:time style:data-style-name="N2" text:time-value="09:20:03.6223203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4T14:47:36.211344767</meta:creation-date>
    <dc:date>2026-04-23T15:34:43.382342741</dc:date>
    <meta:editing-duration>PT18H32M24S</meta:editing-duration>
    <meta:editing-cycles>90</meta:editing-cycles>
    <meta:generator>LibreOffice/24.2.7.2$Linux_X86_64 LibreOffice_project/420$Build-2</meta:generator>
    <meta:document-statistic meta:table-count="1" meta:cell-count="1087" meta:object-count="0"/>
  </office:meta>
</office:document-meta>
</file>